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2.3047in"/>
    </style:style>
    <style:style style:name="co7" style:family="table-column">
      <style:table-column-properties fo:break-before="auto" style:column-width="1.9189in"/>
    </style:style>
    <style:style style:name="co8" style:family="table-column">
      <style:table-column-properties fo:break-before="auto" style:column-width="1.9508in"/>
    </style:style>
    <style:style style:name="co9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font-size="12pt" style:font-size-asian="12pt" style:font-size-complex="12pt"/>
    </style:style>
    <style:style style:name="ce8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style:font-name="Calibri1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default-cell-style-name="ce4"/>
        <table:table-column table:style-name="co9" table:default-cell-style-name="ce4"/>
        <table:table-row table:style-name="ro1">
          <table:table-cell table:style-name="Default" office:value-type="string" calcext:value-type="string">
            <text:p>Simple</text:p>
          </table:table-cell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Complex</text:p>
          </table:table-cell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Sequential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Sequential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raytrace_seq</text:p>
          </table:table-cell>
          <table:table-cell office:value-type="float" office:value="112.94" calcext:value-type="float">
            <text:p>112.94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raytrace_seq</text:p>
          </table:table-cell>
          <table:table-cell office:value-type="float" office:value="3585.36" calcext:value-type="float">
            <text:p>3585.36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Static Strip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Static Strip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Number of Strip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Number of Strip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1 (srun –n 1)</text:p>
          </table:table-cell>
          <table:table-cell office:value-type="float" office:value="1" calcext:value-type="float">
            <text:p>1</text:p>
          </table:table-cell>
          <table:table-cell office:value-type="float" office:value="175.619535" calcext:value-type="float">
            <text:p>175.619535</text:p>
          </table:table-cell>
          <table:table-cell table:formula="of:=[.$B$3]/[.C7]" office:value-type="float" office:value="0.643094744556749" calcext:value-type="float">
            <text:p>0.6430947445567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 (srun –n 1)</text:p>
          </table:table-cell>
          <table:table-cell office:value-type="float" office:value="1" calcext:value-type="float">
            <text:p>1</text:p>
          </table:table-cell>
          <table:table-cell office:value-type="float" office:value="5829.111607" calcext:value-type="float">
            <text:p>5829.111607</text:p>
          </table:table-cell>
          <table:table-cell table:formula="of:=[.$I$3]/[.J7]" office:value-type="float" office:value="0.615078290093889" calcext:value-type="float">
            <text:p>0.6150782900938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 (srun –n 2)</text:p>
          </table:table-cell>
          <table:table-cell office:value-type="float" office:value="2" calcext:value-type="float">
            <text:p>2</text:p>
          </table:table-cell>
          <table:table-cell office:value-type="float" office:value="121.061101" calcext:value-type="float">
            <text:p>121.061101</text:p>
          </table:table-cell>
          <table:table-cell table:formula="of:=[.$B$3]/[.C8]" office:value-type="float" office:value="0.932917337336954" calcext:value-type="float">
            <text:p>0.932917337336954</text:p>
          </table:table-cell>
          <table:table-cell office:value-type="float" office:value="0.000505" calcext:value-type="float">
            <text:p>0.000505</text:p>
          </table:table-cell>
          <table:table-cell table:number-columns-repeated="2"/>
          <table:table-cell office:value-type="string" calcext:value-type="string">
            <text:p>2 (srun –n 2)</text:p>
          </table:table-cell>
          <table:table-cell office:value-type="float" office:value="2" calcext:value-type="float">
            <text:p>2</text:p>
          </table:table-cell>
          <table:table-cell office:value-type="float" office:value="5672.015734" calcext:value-type="float">
            <text:p>5672.015734</text:p>
          </table:table-cell>
          <table:table-cell table:formula="of:=[.$I$3]/[.J8]" office:value-type="float" office:value="0.632113902383614" calcext:value-type="float">
            <text:p>0.632113902383614</text:p>
          </table:table-cell>
          <table:table-cell office:value-type="float" office:value="0.000091" calcext:value-type="float">
            <text:p>9.1E-05</text:p>
          </table:table-cell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4" calcext:value-type="float">
            <text:p>4</text:p>
          </table:table-cell>
          <table:table-cell office:value-type="float" office:value="82.225865" calcext:value-type="float">
            <text:p>82.225865</text:p>
          </table:table-cell>
          <table:table-cell table:formula="of:=[.$B$3]/[.C9]" office:value-type="float" office:value="1.37353374148147" calcext:value-type="float">
            <text:p>1.37353374148147</text:p>
          </table:table-cell>
          <table:table-cell office:value-type="float" office:value="0.002754" calcext:value-type="float">
            <text:p>0.002754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4" calcext:value-type="float">
            <text:p>4</text:p>
          </table:table-cell>
          <table:table-cell office:value-type="float" office:value="3291.988749" calcext:value-type="float">
            <text:p>3291.988749</text:p>
          </table:table-cell>
          <table:table-cell table:formula="of:=[.$I$3]/[.J9]" office:value-type="float" office:value="1.08911672346666" calcext:value-type="float">
            <text:p>1.08911672346666</text:p>
          </table:table-cell>
          <table:table-cell office:value-type="float" office:value="0.000148" calcext:value-type="float">
            <text:p>0.000148</text:p>
          </table:table-cell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9" calcext:value-type="float">
            <text:p>9</text:p>
          </table:table-cell>
          <table:table-cell office:value-type="float" office:value="41.130541" calcext:value-type="float">
            <text:p>41.130541</text:p>
          </table:table-cell>
          <table:table-cell table:formula="of:=[.$B$3]/[.C10]" office:value-type="float" office:value="2.74589142895057" calcext:value-type="float">
            <text:p>2.74589142895057</text:p>
          </table:table-cell>
          <table:table-cell office:value-type="float" office:value="0.003184" calcext:value-type="float">
            <text:p>0.003184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9" calcext:value-type="float">
            <text:p>9</text:p>
          </table:table-cell>
          <table:table-cell office:value-type="float" office:value="2976.992212" calcext:value-type="float">
            <text:p>2976.992212</text:p>
          </table:table-cell>
          <table:table-cell table:formula="of:=[.$I$3]/[.J10]" office:value-type="float" office:value="1.2043565265464" calcext:value-type="float">
            <text:p>1.2043565265464</text:p>
          </table:table-cell>
          <table:table-cell office:value-type="float" office:value="0.000170542" calcext:value-type="float">
            <text:p>0.000170542</text:p>
          </table:table-cell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6" calcext:value-type="float">
            <text:p>16</text:p>
          </table:table-cell>
          <table:table-cell office:value-type="float" office:value="26.236589" calcext:value-type="float">
            <text:p>26.236589</text:p>
          </table:table-cell>
          <table:table-cell table:formula="of:=[.$B$3]/[.C11]" office:value-type="float" office:value="4.30467542865424" calcext:value-type="float">
            <text:p>4.30467542865424</text:p>
          </table:table-cell>
          <table:table-cell office:value-type="float" office:value="0.028886" calcext:value-type="float">
            <text:p>0.028886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$I$3]/[.J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0 (srun –n 20)</text:p>
          </table:table-cell>
          <table:table-cell office:value-type="float" office:value="20" calcext:value-type="float">
            <text:p>20</text:p>
          </table:table-cell>
          <table:table-cell office:value-type="float" office:value="22.363491" calcext:value-type="float">
            <text:p>22.363491</text:p>
          </table:table-cell>
          <table:table-cell table:formula="of:=[.$B$3]/[.C12]" office:value-type="float" office:value="5.0501954278963" calcext:value-type="float">
            <text:p>5.0501954278963</text:p>
          </table:table-cell>
          <table:table-cell office:value-type="float" office:value="0.118175" calcext:value-type="float">
            <text:p>0.118175</text:p>
          </table:table-cell>
          <table:table-cell table:number-columns-repeated="2"/>
          <table:table-cell office:value-type="string" calcext:value-type="string">
            <text:p>20 (srun –n 20)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I$3]/[.J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5 (srun –n 25)</text:p>
          </table:table-cell>
          <table:table-cell office:value-type="float" office:value="25" calcext:value-type="float">
            <text:p>25</text:p>
          </table:table-cell>
          <table:table-cell office:value-type="float" office:value="18.112424" calcext:value-type="float">
            <text:p>18.112424</text:p>
          </table:table-cell>
          <table:table-cell table:formula="of:=[.$B$3]/[.C13]" office:value-type="float" office:value="6.23549890395675" calcext:value-type="float">
            <text:p>6.23549890395675</text:p>
          </table:table-cell>
          <table:table-cell office:value-type="float" office:value="0.097723" calcext:value-type="float">
            <text:p>0.097723</text:p>
          </table:table-cell>
          <table:table-cell table:number-columns-repeated="2"/>
          <table:table-cell office:value-type="string" calcext:value-type="string">
            <text:p>25 (srun –n 25)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$I$3]/[.J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6 (srun –n 36)</text:p>
          </table:table-cell>
          <table:table-cell office:value-type="float" office:value="36" calcext:value-type="float">
            <text:p>36</text:p>
          </table:table-cell>
          <table:table-cell office:value-type="float" office:value="12.570574" calcext:value-type="float">
            <text:p>12.570574</text:p>
          </table:table-cell>
          <table:table-cell table:formula="of:=[.$B$3]/[.C14]" office:value-type="float" office:value="8.98447437642863" calcext:value-type="float">
            <text:p>8.98447437642863</text:p>
          </table:table-cell>
          <table:table-cell office:value-type="float" office:value="0.093093" calcext:value-type="float">
            <text:p>0.093093</text:p>
          </table:table-cell>
          <table:table-cell table:number-columns-repeated="2"/>
          <table:table-cell office:value-type="string" calcext:value-type="string">
            <text:p>36 (srun –n 36)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$I$3]/[.J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9 (srun –n 49)</text:p>
          </table:table-cell>
          <table:table-cell office:value-type="float" office:value="49" calcext:value-type="float">
            <text:p>49</text:p>
          </table:table-cell>
          <table:table-cell office:value-type="float" office:value="10.159625" calcext:value-type="float">
            <text:p>10.159625</text:p>
          </table:table-cell>
          <table:table-cell table:formula="of:=[.$B$3]/[.C15]" office:value-type="float" office:value="11.116552038092" calcext:value-type="float">
            <text:p>11.116552038092</text:p>
          </table:table-cell>
          <table:table-cell office:value-type="float" office:value="0.19525" calcext:value-type="float">
            <text:p>0.19525</text:p>
          </table:table-cell>
          <table:table-cell table:number-columns-repeated="2"/>
          <table:table-cell office:value-type="string" calcext:value-type="string">
            <text:p>49 (srun –n 49)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$I$3]/[.J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55 (srun –n 55)</text:p>
          </table:table-cell>
          <table:table-cell office:value-type="float" office:value="55" calcext:value-type="float">
            <text:p>55</text:p>
          </table:table-cell>
          <table:table-cell office:value-type="float" office:value="9.505927" calcext:value-type="float">
            <text:p>9.505927</text:p>
          </table:table-cell>
          <table:table-cell table:formula="of:=[.$B$3]/[.C16]" office:value-type="float" office:value="11.8810085539264" calcext:value-type="float">
            <text:p>11.8810085539264</text:p>
          </table:table-cell>
          <table:table-cell office:value-type="float" office:value="0.188241" calcext:value-type="float">
            <text:p>0.188241</text:p>
          </table:table-cell>
          <table:table-cell table:number-columns-repeated="2"/>
          <table:table-cell office:value-type="string" calcext:value-type="string">
            <text:p>55 (srun –n 55)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$I$3]/[.J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64 (srun –n 64)</text:p>
          </table:table-cell>
          <table:table-cell office:value-type="float" office:value="64" calcext:value-type="float">
            <text:p>64</text:p>
          </table:table-cell>
          <table:table-cell office:value-type="float" office:value="8.895179" calcext:value-type="float">
            <text:p>8.895179</text:p>
          </table:table-cell>
          <table:table-cell table:formula="of:=[.$B$3]/[.C17]" office:value-type="float" office:value="12.6967652927502" calcext:value-type="float">
            <text:p>12.6967652927502</text:p>
          </table:table-cell>
          <table:table-cell office:value-type="float" office:value="0.368489" calcext:value-type="float">
            <text:p>0.368489</text:p>
          </table:table-cell>
          <table:table-cell table:number-columns-repeated="2"/>
          <table:table-cell office:value-type="string" calcext:value-type="string">
            <text:p>64 (srun –n 64)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$I$3]/[.J17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Static Block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Static Block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1 (srun –n 1)</text:p>
          </table:table-cell>
          <table:table-cell office:value-type="float" office:value="1" calcext:value-type="float">
            <text:p>1</text:p>
          </table:table-cell>
          <table:table-cell office:value-type="float" office:value="179.020181" calcext:value-type="float">
            <text:p>179.020181</text:p>
          </table:table-cell>
          <table:table-cell table:formula="of:=[.$B$3]/[.C22]" office:value-type="float" office:value="0.630878593514549" calcext:value-type="float">
            <text:p>0.6308785935145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 (srun –n 1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I$3]/[.J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4" calcext:value-type="float">
            <text:p>4</text:p>
          </table:table-cell>
          <table:table-cell office:value-type="float" office:value="74.760748" calcext:value-type="float">
            <text:p>74.760748</text:p>
          </table:table-cell>
          <table:table-cell table:formula="of:=[.$B$3]/[.C23]" office:value-type="float" office:value="1.51068579463651" calcext:value-type="float">
            <text:p>1.51068579463651</text:p>
          </table:table-cell>
          <table:table-cell office:value-type="float" office:value="0.01028" calcext:value-type="float">
            <text:p>0.01028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I$3]/[.J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9" calcext:value-type="float">
            <text:p>9</text:p>
          </table:table-cell>
          <table:table-cell office:value-type="float" office:value="55.282329" calcext:value-type="float">
            <text:p>55.282329</text:p>
          </table:table-cell>
          <table:table-cell table:formula="of:=[.$B$3]/[.C24]" office:value-type="float" office:value="2.04296747338557" calcext:value-type="float">
            <text:p>2.04296747338557</text:p>
          </table:table-cell>
          <table:table-cell office:value-type="float" office:value="0.073443" calcext:value-type="float">
            <text:p>0.073443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9" calcext:value-type="float">
            <text:p>9</text:p>
          </table:table-cell>
          <table:table-cell/>
          <table:table-cell table:formula="of:=[.$I$3]/[.J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6" calcext:value-type="float">
            <text:p>16</text:p>
          </table:table-cell>
          <table:table-cell office:value-type="float" office:value="35.952949" calcext:value-type="float">
            <text:p>35.952949</text:p>
          </table:table-cell>
          <table:table-cell table:formula="of:=[.$B$3]/[.C25]" office:value-type="float" office:value="3.14132785046367" calcext:value-type="float">
            <text:p>3.14132785046367</text:p>
          </table:table-cell>
          <table:table-cell office:value-type="float" office:value="0.027227" calcext:value-type="float">
            <text:p>0.027227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$I$3]/[.J2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5 (srun –n 25)</text:p>
          </table:table-cell>
          <table:table-cell office:value-type="float" office:value="25" calcext:value-type="float">
            <text:p>25</text:p>
          </table:table-cell>
          <table:table-cell office:value-type="float" office:value="22.797144" calcext:value-type="float">
            <text:p>22.797144</text:p>
          </table:table-cell>
          <table:table-cell table:formula="of:=[.$B$3]/[.C26]" office:value-type="float" office:value="4.9541293418158" calcext:value-type="float">
            <text:p>4.9541293418158</text:p>
          </table:table-cell>
          <table:table-cell office:value-type="float" office:value="0.139857" calcext:value-type="float">
            <text:p>0.139857</text:p>
          </table:table-cell>
          <table:table-cell table:number-columns-repeated="2"/>
          <table:table-cell office:value-type="string" calcext:value-type="string">
            <text:p>25 (srun –n 25)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$I$3]/[.J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6 (srun –n 36)</text:p>
          </table:table-cell>
          <table:table-cell office:value-type="float" office:value="36" calcext:value-type="float">
            <text:p>36</text:p>
          </table:table-cell>
          <table:table-cell office:value-type="float" office:value="21.580952" calcext:value-type="float">
            <text:p>21.580952</text:p>
          </table:table-cell>
          <table:table-cell table:formula="of:=[.$B$3]/[.C27]" office:value-type="float" office:value="5.2333187155043" calcext:value-type="float">
            <text:p>5.2333187155043</text:p>
          </table:table-cell>
          <table:table-cell office:value-type="float" office:value="0.166538" calcext:value-type="float">
            <text:p>0.166538</text:p>
          </table:table-cell>
          <table:table-cell table:number-columns-repeated="2"/>
          <table:table-cell office:value-type="string" calcext:value-type="string">
            <text:p>36 (srun –n 36)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$I$3]/[.J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9 (srun –n 49)</text:p>
          </table:table-cell>
          <table:table-cell office:value-type="float" office:value="49" calcext:value-type="float">
            <text:p>49</text:p>
          </table:table-cell>
          <table:table-cell office:value-type="float" office:value="18.009026" calcext:value-type="float">
            <text:p>18.009026</text:p>
          </table:table-cell>
          <table:table-cell table:formula="of:=[.$B$3]/[.C28]" office:value-type="float" office:value="6.27129973603237" calcext:value-type="float">
            <text:p>6.27129973603237</text:p>
          </table:table-cell>
          <table:table-cell office:value-type="float" office:value="0.334002" calcext:value-type="float">
            <text:p>0.334002</text:p>
          </table:table-cell>
          <table:table-cell table:number-columns-repeated="2"/>
          <table:table-cell office:value-type="string" calcext:value-type="string">
            <text:p>49 (srun –n 49)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$I$3]/[.J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64 (srun –n 64)</text:p>
          </table:table-cell>
          <table:table-cell office:value-type="float" office:value="64" calcext:value-type="float">
            <text:p>64</text:p>
          </table:table-cell>
          <table:table-cell office:value-type="float" office:value="15.210045" calcext:value-type="float">
            <text:p>15.210045</text:p>
          </table:table-cell>
          <table:table-cell table:formula="of:=[.$B$3]/[.C29]" office:value-type="float" office:value="7.42535607225357" calcext:value-type="float">
            <text:p>7.42535607225357</text:p>
          </table:table-cell>
          <table:table-cell office:value-type="float" office:value="0.267504" calcext:value-type="float">
            <text:p>0.267504</text:p>
          </table:table-cell>
          <table:table-cell table:number-columns-repeated="2"/>
          <table:table-cell office:value-type="string" calcext:value-type="string">
            <text:p>64 (srun –n 64)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$I$3]/[.J29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Static Cyclical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Static Cyclical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Height of strip in pixel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Height of strip in pixel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1" calcext:value-type="float">
            <text:p>1</text:p>
          </table:table-cell>
          <table:table-cell office:value-type="float" office:value="47.653633" calcext:value-type="float">
            <text:p>47.653633</text:p>
          </table:table-cell>
          <table:table-cell table:formula="of:=[.$B$3]/[.C34]" office:value-type="float" office:value="2.37001867202864" calcext:value-type="float">
            <text:p>2.37001867202864</text:p>
          </table:table-cell>
          <table:table-cell office:value-type="float" office:value="0.011687" calcext:value-type="float">
            <text:p>0.011687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I$3]/[.J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5" calcext:value-type="float">
            <text:p>5</text:p>
          </table:table-cell>
          <table:table-cell office:value-type="float" office:value="47.649408" calcext:value-type="float">
            <text:p>47.649408</text:p>
          </table:table-cell>
          <table:table-cell table:formula="of:=[.$B$3]/[.C35]" office:value-type="float" office:value="2.370228817953" calcext:value-type="float">
            <text:p>2.370228817953</text:p>
          </table:table-cell>
          <table:table-cell office:value-type="float" office:value="0.004629" calcext:value-type="float">
            <text:p>0.004629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I$3]/[.J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10" calcext:value-type="float">
            <text:p>10</text:p>
          </table:table-cell>
          <table:table-cell office:value-type="float" office:value="47.67228" calcext:value-type="float">
            <text:p>47.67228</text:p>
          </table:table-cell>
          <table:table-cell table:formula="of:=[.$B$3]/[.C36]" office:value-type="float" office:value="2.36909163983766" calcext:value-type="float">
            <text:p>2.36909163983766</text:p>
          </table:table-cell>
          <table:table-cell office:value-type="float" office:value="0.011275" calcext:value-type="float">
            <text:p>0.011275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I$3]/[.J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20" calcext:value-type="float">
            <text:p>20</text:p>
          </table:table-cell>
          <table:table-cell office:value-type="float" office:value="47.872936" calcext:value-type="float">
            <text:p>47.872936</text:p>
          </table:table-cell>
          <table:table-cell table:formula="of:=[.$B$3]/[.C37]" office:value-type="float" office:value="2.35916176104177" calcext:value-type="float">
            <text:p>2.35916176104177</text:p>
          </table:table-cell>
          <table:table-cell office:value-type="float" office:value="0.00514" calcext:value-type="float">
            <text:p>0.00514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I$3]/[.J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80" calcext:value-type="float">
            <text:p>80</text:p>
          </table:table-cell>
          <table:table-cell office:value-type="float" office:value="48.269199" calcext:value-type="float">
            <text:p>48.269199</text:p>
          </table:table-cell>
          <table:table-cell table:formula="of:=[.$B$3]/[.C38]" office:value-type="float" office:value="2.33979436866147" calcext:value-type="float">
            <text:p>2.33979436866147</text:p>
          </table:table-cell>
          <table:table-cell office:value-type="float" office:value="0.01162" calcext:value-type="float">
            <text:p>0.01162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I$3]/[.J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320" calcext:value-type="float">
            <text:p>320</text:p>
          </table:table-cell>
          <table:table-cell office:value-type="float" office:value="49.858838" calcext:value-type="float">
            <text:p>49.858838</text:p>
          </table:table-cell>
          <table:table-cell table:formula="of:=[.$B$3]/[.C39]" office:value-type="float" office:value="2.26519518966728" calcext:value-type="float">
            <text:p>2.26519518966728</text:p>
          </table:table-cell>
          <table:table-cell office:value-type="float" office:value="0.005853" calcext:value-type="float">
            <text:p>0.005853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$I$3]/[.J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640" calcext:value-type="float">
            <text:p>640</text:p>
          </table:table-cell>
          <table:table-cell office:value-type="float" office:value="52.365397" calcext:value-type="float">
            <text:p>52.365397</text:p>
          </table:table-cell>
          <table:table-cell table:formula="of:=[.$B$3]/[.C40]" office:value-type="float" office:value="2.15676776020623" calcext:value-type="float">
            <text:p>2.15676776020623</text:p>
          </table:table-cell>
          <table:table-cell office:value-type="float" office:value="0.005939" calcext:value-type="float">
            <text:p>0.005939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$I$3]/[.J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1280" calcext:value-type="float">
            <text:p>1280</text:p>
          </table:table-cell>
          <table:table-cell office:value-type="float" office:value="82.993798" calcext:value-type="float">
            <text:p>82.993798</text:p>
          </table:table-cell>
          <table:table-cell table:formula="of:=[.$B$3]/[.C41]" office:value-type="float" office:value="1.36082457631352" calcext:value-type="float">
            <text:p>1.36082457631352</text:p>
          </table:table-cell>
          <table:table-cell office:value-type="float" office:value="0.002594" calcext:value-type="float">
            <text:p>0.002594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1280" calcext:value-type="float">
            <text:p>1280</text:p>
          </table:table-cell>
          <table:table-cell/>
          <table:table-cell table:formula="of:=[.$I$3]/[.J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1" calcext:value-type="float">
            <text:p>1</text:p>
          </table:table-cell>
          <table:table-cell office:value-type="float" office:value="22.686289" calcext:value-type="float">
            <text:p>22.686289</text:p>
          </table:table-cell>
          <table:table-cell table:formula="of:=[.$B$3]/[.C42]" office:value-type="float" office:value="4.97833735610086" calcext:value-type="float">
            <text:p>4.97833735610086</text:p>
          </table:table-cell>
          <table:table-cell office:value-type="float" office:value="0.078114" calcext:value-type="float">
            <text:p>0.078114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I$3]/[.J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5" calcext:value-type="float">
            <text:p>5</text:p>
          </table:table-cell>
          <table:table-cell office:value-type="float" office:value="21.510798" calcext:value-type="float">
            <text:p>21.510798</text:p>
          </table:table-cell>
          <table:table-cell table:formula="of:=[.$B$3]/[.C43]" office:value-type="float" office:value="5.25038634085077" calcext:value-type="float">
            <text:p>5.25038634085077</text:p>
          </table:table-cell>
          <table:table-cell office:value-type="float" office:value="0.005657" calcext:value-type="float">
            <text:p>0.005657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I$3]/[.J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10" calcext:value-type="float">
            <text:p>10</text:p>
          </table:table-cell>
          <table:table-cell office:value-type="float" office:value="22.969003" calcext:value-type="float">
            <text:p>22.969003</text:p>
          </table:table-cell>
          <table:table-cell table:formula="of:=[.$B$3]/[.C44]" office:value-type="float" office:value="4.91706148499349" calcext:value-type="float">
            <text:p>4.91706148499349</text:p>
          </table:table-cell>
          <table:table-cell office:value-type="float" office:value="0.083974" calcext:value-type="float">
            <text:p>0.083974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I$3]/[.J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20" calcext:value-type="float">
            <text:p>20</text:p>
          </table:table-cell>
          <table:table-cell office:value-type="float" office:value="21.982382" calcext:value-type="float">
            <text:p>21.982382</text:p>
          </table:table-cell>
          <table:table-cell table:formula="of:=[.$B$3]/[.C45]" office:value-type="float" office:value="5.13775076786492" calcext:value-type="float">
            <text:p>5.13775076786492</text:p>
          </table:table-cell>
          <table:table-cell office:value-type="float" office:value="0.017573" calcext:value-type="float">
            <text:p>0.017573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I$3]/[.J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40" calcext:value-type="float">
            <text:p>40</text:p>
          </table:table-cell>
          <table:table-cell office:value-type="float" office:value="23.232298" calcext:value-type="float">
            <text:p>23.232298</text:p>
          </table:table-cell>
          <table:table-cell table:formula="of:=[.$B$3]/[.C46]" office:value-type="float" office:value="4.86133571461592" calcext:value-type="float">
            <text:p>4.86133571461592</text:p>
          </table:table-cell>
          <table:table-cell office:value-type="float" office:value="0.070674" calcext:value-type="float">
            <text:p>0.070674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$I$3]/[.J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160" calcext:value-type="float">
            <text:p>160</text:p>
          </table:table-cell>
          <table:table-cell office:value-type="float" office:value="25.077802" calcext:value-type="float">
            <text:p>25.077802</text:p>
          </table:table-cell>
          <table:table-cell table:formula="of:=[.$B$3]/[.C47]" office:value-type="float" office:value="4.50358448479656" calcext:value-type="float">
            <text:p>4.50358448479656</text:p>
          </table:table-cell>
          <table:table-cell office:value-type="float" office:value="0.016896" calcext:value-type="float">
            <text:p>0.016896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$I$3]/[.J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350" calcext:value-type="float">
            <text:p>350</text:p>
          </table:table-cell>
          <table:table-cell office:value-type="float" office:value="28.398684" calcext:value-type="float">
            <text:p>28.398684</text:p>
          </table:table-cell>
          <table:table-cell table:formula="of:=[.$B$3]/[.C48]" office:value-type="float" office:value="3.97694484716264" calcext:value-type="float">
            <text:p>3.97694484716264</text:p>
          </table:table-cell>
          <table:table-cell office:value-type="float" office:value="0.016553" calcext:value-type="float">
            <text:p>0.016553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$I$3]/[.J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650" calcext:value-type="float">
            <text:p>650</text:p>
          </table:table-cell>
          <table:table-cell office:value-type="float" office:value="48.165559" calcext:value-type="float">
            <text:p>48.165559</text:p>
          </table:table-cell>
          <table:table-cell table:formula="of:=[.$B$3]/[.C49]" office:value-type="float" office:value="2.34482900945881" calcext:value-type="float">
            <text:p>2.34482900945881</text:p>
          </table:table-cell>
          <table:table-cell office:value-type="float" office:value="0.005191" calcext:value-type="float">
            <text:p>0.005191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$I$3]/[.J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" calcext:value-type="float">
            <text:p>1</text:p>
          </table:table-cell>
          <table:table-cell office:value-type="float" office:value="14.010013" calcext:value-type="float">
            <text:p>14.010013</text:p>
          </table:table-cell>
          <table:table-cell table:formula="of:=[.$B$3]/[.C50]" office:value-type="float" office:value="8.06137724497472" calcext:value-type="float">
            <text:p>8.06137724497472</text:p>
          </table:table-cell>
          <table:table-cell office:value-type="float" office:value="0.179885" calcext:value-type="float">
            <text:p>0.179885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I$3]/[.J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5" calcext:value-type="float">
            <text:p>5</text:p>
          </table:table-cell>
          <table:table-cell office:value-type="float" office:value="13.371451" calcext:value-type="float">
            <text:p>13.371451</text:p>
          </table:table-cell>
          <table:table-cell table:formula="of:=[.$B$3]/[.C51]" office:value-type="float" office:value="8.44635335387311" calcext:value-type="float">
            <text:p>8.44635335387311</text:p>
          </table:table-cell>
          <table:table-cell office:value-type="float" office:value="0.124782" calcext:value-type="float">
            <text:p>0.124782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I$3]/[.J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0" calcext:value-type="float">
            <text:p>10</text:p>
          </table:table-cell>
          <table:table-cell office:value-type="float" office:value="14.055544" calcext:value-type="float">
            <text:p>14.055544</text:p>
          </table:table-cell>
          <table:table-cell table:formula="of:=[.$B$3]/[.C52]" office:value-type="float" office:value="8.0352635230625" calcext:value-type="float">
            <text:p>8.0352635230625</text:p>
          </table:table-cell>
          <table:table-cell office:value-type="float" office:value="0.177079" calcext:value-type="float">
            <text:p>0.177079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I$3]/[.J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20" calcext:value-type="float">
            <text:p>20</text:p>
          </table:table-cell>
          <table:table-cell office:value-type="float" office:value="13.519357" calcext:value-type="float">
            <text:p>13.519357</text:p>
          </table:table-cell>
          <table:table-cell table:formula="of:=[.$B$3]/[.C53]" office:value-type="float" office:value="8.35394760268554" calcext:value-type="float">
            <text:p>8.35394760268554</text:p>
          </table:table-cell>
          <table:table-cell office:value-type="float" office:value="0.115796" calcext:value-type="float">
            <text:p>0.115796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I$3]/[.J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50" calcext:value-type="float">
            <text:p>50</text:p>
          </table:table-cell>
          <table:table-cell office:value-type="float" office:value="14.400007" calcext:value-type="float">
            <text:p>14.400007</text:p>
          </table:table-cell>
          <table:table-cell table:formula="of:=[.$B$3]/[.C54]" office:value-type="float" office:value="7.84305174296096" calcext:value-type="float">
            <text:p>7.84305174296096</text:p>
          </table:table-cell>
          <table:table-cell office:value-type="float" office:value="0.132413" calcext:value-type="float">
            <text:p>0.132413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$I$3]/[.J5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00" calcext:value-type="float">
            <text:p>100</text:p>
          </table:table-cell>
          <table:table-cell office:value-type="float" office:value="16.255399" calcext:value-type="float">
            <text:p>16.255399</text:p>
          </table:table-cell>
          <table:table-cell table:formula="of:=[.$B$3]/[.C55]" office:value-type="float" office:value="6.94784545122516" calcext:value-type="float">
            <text:p>6.94784545122516</text:p>
          </table:table-cell>
          <table:table-cell office:value-type="float" office:value="0.135441" calcext:value-type="float">
            <text:p>0.135441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$I$3]/[.J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250" calcext:value-type="float">
            <text:p>250</text:p>
          </table:table-cell>
          <table:table-cell office:value-type="float" office:value="21.616549" calcext:value-type="float">
            <text:p>21.616549</text:p>
          </table:table-cell>
          <table:table-cell table:formula="of:=[.$B$3]/[.C56]" office:value-type="float" office:value="5.22470076051455" calcext:value-type="float">
            <text:p>5.22470076051455</text:p>
          </table:table-cell>
          <table:table-cell office:value-type="float" office:value="0.077393" calcext:value-type="float">
            <text:p>0.077393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$I$3]/[.J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400" calcext:value-type="float">
            <text:p>400</text:p>
          </table:table-cell>
          <table:table-cell office:value-type="float" office:value="34.927676" calcext:value-type="float">
            <text:p>34.927676</text:p>
          </table:table-cell>
          <table:table-cell table:formula="of:=[.$B$3]/[.C57]" office:value-type="float" office:value="3.23353892769734" calcext:value-type="float">
            <text:p>3.23353892769734</text:p>
          </table:table-cell>
          <table:table-cell office:value-type="float" office:value="0.089348" calcext:value-type="float">
            <text:p>0.089348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$I$3]/[.J57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Static Cyclical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Static Cyclical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Height of strip in pixel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Height of strip in pixel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1 (srun –n 1)</text:p>
          </table:table-cell>
          <table:table-cell office:value-type="float" office:value="27" calcext:value-type="float">
            <text:p>27</text:p>
          </table:table-cell>
          <table:table-cell office:value-type="float" office:value="173.186617" calcext:value-type="float">
            <text:p>173.186617</text:p>
          </table:table-cell>
          <table:table-cell table:formula="of:=[.$B$3]/[.C62]" office:value-type="float" office:value="0.652128911323442" calcext:value-type="float">
            <text:p>0.6521289113234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 (srun –n 1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 (srun –n 2)</text:p>
          </table:table-cell>
          <table:table-cell office:value-type="float" office:value="27" calcext:value-type="float">
            <text:p>27</text:p>
          </table:table-cell>
          <table:table-cell office:value-type="float" office:value="89.102716" calcext:value-type="float">
            <text:p>89.102716</text:p>
          </table:table-cell>
          <table:table-cell table:formula="of:=[.$B$3]/[.C63]" office:value-type="float" office:value="1.26752589674146" calcext:value-type="float">
            <text:p>1.26752589674146</text:p>
          </table:table-cell>
          <table:table-cell office:value-type="float" office:value="0.002158" calcext:value-type="float">
            <text:p>0.002158</text:p>
          </table:table-cell>
          <table:table-cell table:number-columns-repeated="2"/>
          <table:table-cell office:value-type="string" calcext:value-type="string">
            <text:p>2 (srun –n 2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27" calcext:value-type="float">
            <text:p>27</text:p>
          </table:table-cell>
          <table:table-cell office:value-type="float" office:value="48.128444" calcext:value-type="float">
            <text:p>48.128444</text:p>
          </table:table-cell>
          <table:table-cell table:formula="of:=[.$B$3]/[.C64]" office:value-type="float" office:value="2.34663726090958" calcext:value-type="float">
            <text:p>2.34663726090958</text:p>
          </table:table-cell>
          <table:table-cell office:value-type="float" office:value="0.005378" calcext:value-type="float">
            <text:p>0.005378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27" calcext:value-type="float">
            <text:p>27</text:p>
          </table:table-cell>
          <table:table-cell office:value-type="float" office:value="24.304551" calcext:value-type="float">
            <text:p>24.304551</text:p>
          </table:table-cell>
          <table:table-cell table:formula="of:=[.$B$3]/[.C65]" office:value-type="float" office:value="4.64686634202788" calcext:value-type="float">
            <text:p>4.64686634202788</text:p>
          </table:table-cell>
          <table:table-cell office:value-type="float" office:value="0.131897" calcext:value-type="float">
            <text:p>0.131897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27" calcext:value-type="float">
            <text:p>27</text:p>
          </table:table-cell>
          <table:table-cell office:value-type="float" office:value="13.65783" calcext:value-type="float">
            <text:p>13.65783</text:p>
          </table:table-cell>
          <table:table-cell table:formula="of:=[.$B$3]/[.C66]" office:value-type="float" office:value="8.26924921455312" calcext:value-type="float">
            <text:p>8.26924921455312</text:p>
          </table:table-cell>
          <table:table-cell office:value-type="float" office:value="0.120874" calcext:value-type="float">
            <text:p>0.120874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0 (srun –n 20)</text:p>
          </table:table-cell>
          <table:table-cell office:value-type="float" office:value="27" calcext:value-type="float">
            <text:p>27</text:p>
          </table:table-cell>
          <table:table-cell office:value-type="float" office:value="14.311358" calcext:value-type="float">
            <text:p>14.311358</text:p>
          </table:table-cell>
          <table:table-cell table:formula="of:=[.$B$3]/[.C67]" office:value-type="float" office:value="7.89163404339407" calcext:value-type="float">
            <text:p>7.89163404339407</text:p>
          </table:table-cell>
          <table:table-cell office:value-type="float" office:value="0.394911" calcext:value-type="float">
            <text:p>0.394911</text:p>
          </table:table-cell>
          <table:table-cell table:number-columns-repeated="2"/>
          <table:table-cell office:value-type="string" calcext:value-type="string">
            <text:p>20 (srun –n 20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5 (srun –n 25)</text:p>
          </table:table-cell>
          <table:table-cell office:value-type="float" office:value="27" calcext:value-type="float">
            <text:p>27</text:p>
          </table:table-cell>
          <table:table-cell office:value-type="float" office:value="10.65536" calcext:value-type="float">
            <text:p>10.65536</text:p>
          </table:table-cell>
          <table:table-cell table:formula="of:=[.$B$3]/[.C68]" office:value-type="float" office:value="10.5993603219413" calcext:value-type="float">
            <text:p>10.5993603219413</text:p>
          </table:table-cell>
          <table:table-cell office:value-type="float" office:value="0.328285" calcext:value-type="float">
            <text:p>0.328285</text:p>
          </table:table-cell>
          <table:table-cell table:number-columns-repeated="2"/>
          <table:table-cell office:value-type="string" calcext:value-type="string">
            <text:p>25 (srun –n 25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6 (srun –n 36)</text:p>
          </table:table-cell>
          <table:table-cell office:value-type="float" office:value="27" calcext:value-type="float">
            <text:p>27</text:p>
          </table:table-cell>
          <table:table-cell office:value-type="float" office:value="10.214049" calcext:value-type="float">
            <text:p>10.214049</text:p>
          </table:table-cell>
          <table:table-cell table:formula="of:=[.$B$3]/[.C69]" office:value-type="float" office:value="11.057319188502" calcext:value-type="float">
            <text:p>11.057319188502</text:p>
          </table:table-cell>
          <table:table-cell office:value-type="float" office:value="0.723326" calcext:value-type="float">
            <text:p>0.723326</text:p>
          </table:table-cell>
          <table:table-cell table:number-columns-repeated="2"/>
          <table:table-cell office:value-type="string" calcext:value-type="string">
            <text:p>36 (srun –n 36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9 (srun –n 49)</text:p>
          </table:table-cell>
          <table:table-cell office:value-type="float" office:value="27" calcext:value-type="float">
            <text:p>27</text:p>
          </table:table-cell>
          <table:table-cell office:value-type="float" office:value="8.845873" calcext:value-type="float">
            <text:p>8.845873</text:p>
          </table:table-cell>
          <table:table-cell table:formula="of:=[.$B$3]/[.C70]" office:value-type="float" office:value="12.767535776288" calcext:value-type="float">
            <text:p>12.767535776288</text:p>
          </table:table-cell>
          <table:table-cell office:value-type="float" office:value="1.087796" calcext:value-type="float">
            <text:p>1.087796</text:p>
          </table:table-cell>
          <table:table-cell table:number-columns-repeated="2"/>
          <table:table-cell office:value-type="string" calcext:value-type="string">
            <text:p>49 (srun –n 49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7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55 (srun –n 55)</text:p>
          </table:table-cell>
          <table:table-cell office:value-type="float" office:value="27" calcext:value-type="float">
            <text:p>27</text:p>
          </table:table-cell>
          <table:table-cell office:value-type="float" office:value="12.878303" calcext:value-type="float">
            <text:p>12.878303</text:p>
          </table:table-cell>
          <table:table-cell table:formula="of:=[.$B$3]/[.C71]" office:value-type="float" office:value="8.7697890009266" calcext:value-type="float">
            <text:p>8.7697890009266</text:p>
          </table:table-cell>
          <table:table-cell office:value-type="float" office:value="2.074718" calcext:value-type="float">
            <text:p>2.074718</text:p>
          </table:table-cell>
          <table:table-cell table:number-columns-repeated="2"/>
          <table:table-cell office:value-type="string" calcext:value-type="string">
            <text:p>55 (srun –n 55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7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64 (srun –n 64)</text:p>
          </table:table-cell>
          <table:table-cell office:value-type="float" office:value="27" calcext:value-type="float">
            <text:p>27</text:p>
          </table:table-cell>
          <table:table-cell office:value-type="float" office:value="7.341422" calcext:value-type="float">
            <text:p>7.341422</text:p>
          </table:table-cell>
          <table:table-cell table:formula="of:=[.$B$3]/[.C72]" office:value-type="float" office:value="15.3839406044224" calcext:value-type="float">
            <text:p>15.3839406044224</text:p>
          </table:table-cell>
          <table:table-cell office:value-type="float" office:value="0.927029" calcext:value-type="float">
            <text:p>0.927029</text:p>
          </table:table-cell>
          <table:table-cell table:number-columns-repeated="2"/>
          <table:table-cell office:value-type="string" calcext:value-type="string">
            <text:p>64 (srun –n 64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72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Dynamic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Dynamic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Work Unit Size <text:s/>(rows x columns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Work Unit Size <text:s/>(rows x columns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x1</text:p>
          </table:table-cell>
          <table:table-cell office:value-type="float" office:value="38.43251" calcext:value-type="float">
            <text:p>38.43251</text:p>
          </table:table-cell>
          <table:table-cell table:formula="of:=[.$B$3]/[.C77]" office:value-type="float" office:value="2.93865792268056" calcext:value-type="float">
            <text:p>2.93865792268056</text:p>
          </table:table-cell>
          <table:table-cell table:style-name="ce5" office:value-type="float" office:value="0.000000729549" calcext:value-type="float">
            <text:p>7.30E-07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string" calcext:value-type="string">
            <text:p>1x1</text:p>
          </table:table-cell>
          <table:table-cell office:value-type="float" office:value="752.421189" calcext:value-type="float">
            <text:p>752.421189</text:p>
          </table:table-cell>
          <table:table-cell table:formula="of:=[.$I$3]/[.J77]" office:value-type="float" office:value="4.76509706586692" calcext:value-type="float">
            <text:p>4.76509706586692</text:p>
          </table:table-cell>
          <table:table-cell table:style-name="ce5" office:value-type="float" office:value="0.0000000350759" calcext:value-type="float">
            <text:p>3.51E-08</text:p>
          </table:table-cell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5x15</text:p>
          </table:table-cell>
          <table:table-cell office:value-type="float" office:value="25.908064" calcext:value-type="float">
            <text:p>25.908064</text:p>
          </table:table-cell>
          <table:table-cell table:formula="of:=[.$B$3]/[.C78]" office:value-type="float" office:value="4.35926049897051" calcext:value-type="float">
            <text:p>4.35926049897051</text:p>
          </table:table-cell>
          <table:table-cell table:style-name="ce5" office:value-type="float" office:value="0.000000793535" calcext:value-type="float">
            <text:p>7.94E-07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string" calcext:value-type="string">
            <text:p>15x15</text:p>
          </table:table-cell>
          <table:table-cell office:value-type="float" office:value="742.651" calcext:value-type="float">
            <text:p>742.651</text:p>
          </table:table-cell>
          <table:table-cell table:formula="of:=[.$I$3]/[.J78]" office:value-type="float" office:value="4.82778586442353" calcext:value-type="float">
            <text:p>4.82778586442353</text:p>
          </table:table-cell>
          <table:table-cell table:style-name="ce5" office:value-type="float" office:value="0.0000000237517" calcext:value-type="float">
            <text:p>2.38E-08</text:p>
          </table:table-cell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25x25</text:p>
          </table:table-cell>
          <table:table-cell office:value-type="float" office:value="26.083148" calcext:value-type="float">
            <text:p>26.083148</text:p>
          </table:table-cell>
          <table:table-cell table:formula="of:=[.$B$3]/[.C79]" office:value-type="float" office:value="4.32999881762738" calcext:value-type="float">
            <text:p>4.32999881762738</text:p>
          </table:table-cell>
          <table:table-cell table:style-name="ce5" office:value-type="float" office:value="0.000000948743" calcext:value-type="float">
            <text:p>9.49E-07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string" calcext:value-type="string">
            <text:p>25x25</text:p>
          </table:table-cell>
          <table:table-cell office:value-type="float" office:value="764.933" calcext:value-type="float">
            <text:p>764.933</text:p>
          </table:table-cell>
          <table:table-cell table:formula="of:=[.$I$3]/[.J79]" office:value-type="float" office:value="4.68715560709239" calcext:value-type="float">
            <text:p>4.68715560709239</text:p>
          </table:table-cell>
          <table:table-cell table:style-name="ce5" office:value-type="float" office:value="0.0000000205457" calcext:value-type="float">
            <text:p>2.05E-08</text:p>
          </table:table-cell>
        </table:table-row>
        <table:table-row table:style-name="ro2">
          <table:table-cell office:value-type="string" calcext:value-type="string">
            <text:p>9(srun –n 9)</text:p>
          </table:table-cell>
          <table:table-cell office:value-type="string" calcext:value-type="string">
            <text:p>50x50</text:p>
          </table:table-cell>
          <table:table-cell office:value-type="float" office:value="23.540458" calcext:value-type="float">
            <text:p>23.540458</text:p>
          </table:table-cell>
          <table:table-cell table:formula="of:=[.$B$3]/[.C80]" office:value-type="float" office:value="4.79769764887327" calcext:value-type="float">
            <text:p>4.79769764887327</text:p>
          </table:table-cell>
          <table:table-cell table:style-name="ce5" office:value-type="float" office:value="0.00000109578" calcext:value-type="float">
            <text:p>1.10E-06</text:p>
          </table:table-cell>
          <table:table-cell table:number-columns-repeated="2"/>
          <table:table-cell office:value-type="string" calcext:value-type="string">
            <text:p>9(srun –n 9)</text:p>
          </table:table-cell>
          <table:table-cell office:value-type="string" calcext:value-type="string">
            <text:p>50x50</text:p>
          </table:table-cell>
          <table:table-cell office:value-type="float" office:value="810.189" calcext:value-type="float">
            <text:p>810.189</text:p>
          </table:table-cell>
          <table:table-cell table:formula="of:=[.$I$3]/[.J80]" office:value-type="float" office:value="4.42533779155234" calcext:value-type="float">
            <text:p>4.42533779155234</text:p>
          </table:table-cell>
          <table:table-cell table:style-name="ce5" office:value-type="float" office:value="0.0000000190946" calcext:value-type="float">
            <text:p>1.91E-08</text:p>
          </table:table-cell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75x75</text:p>
          </table:table-cell>
          <table:table-cell office:value-type="float" office:value="24.574712" calcext:value-type="float">
            <text:p>24.574712</text:p>
          </table:table-cell>
          <table:table-cell table:formula="of:=[.$B$3]/[.C81]" office:value-type="float" office:value="4.59578122421129" calcext:value-type="float">
            <text:p>4.59578122421129</text:p>
          </table:table-cell>
          <table:table-cell table:style-name="ce5" office:value-type="float" office:value="0.00000109578" calcext:value-type="float">
            <text:p>1.10E-06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string" calcext:value-type="string">
            <text:p>75x75</text:p>
          </table:table-cell>
          <table:table-cell office:value-type="float" office:value="796.143" calcext:value-type="float">
            <text:p>796.143</text:p>
          </table:table-cell>
          <table:table-cell table:formula="of:=[.$I$3]/[.J81]" office:value-type="float" office:value="4.50341207546885" calcext:value-type="float">
            <text:p>4.50341207546885</text:p>
          </table:table-cell>
          <table:table-cell table:style-name="ce5" office:value-type="float" office:value="0.0000000204842" calcext:value-type="float">
            <text:p>2.05E-08</text:p>
          </table:table-cell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00x100</text:p>
          </table:table-cell>
          <table:table-cell office:value-type="float" office:value="23.523407" calcext:value-type="float">
            <text:p>23.523407</text:p>
          </table:table-cell>
          <table:table-cell table:formula="of:=[.$B$3]/[.C82]" office:value-type="float" office:value="4.80117527193234" calcext:value-type="float">
            <text:p>4.80117527193234</text:p>
          </table:table-cell>
          <table:table-cell table:style-name="ce5" office:value-type="float" office:value="0.0000010009" calcext:value-type="float">
            <text:p>1.00E-06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string" calcext:value-type="string">
            <text:p>100x100</text:p>
          </table:table-cell>
          <table:table-cell office:value-type="float" office:value="856.743" calcext:value-type="float">
            <text:p>856.743</text:p>
          </table:table-cell>
          <table:table-cell table:formula="of:=[.$I$3]/[.J82]" office:value-type="float" office:value="4.18487224290131" calcext:value-type="float">
            <text:p>4.18487224290131</text:p>
          </table:table-cell>
          <table:table-cell table:style-name="ce5" office:value-type="float" office:value="0.0000000195984" calcext:value-type="float">
            <text:p>1.96E-08</text:p>
          </table:table-cell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x1</text:p>
          </table:table-cell>
          <table:table-cell office:value-type="float" office:value="225.339017" calcext:value-type="float">
            <text:p>225.339017</text:p>
          </table:table-cell>
          <table:table-cell table:formula="of:=[.$B$3]/[.C83]" office:value-type="float" office:value="0.501200375787563" calcext:value-type="float">
            <text:p>0.501200375787563</text:p>
          </table:table-cell>
          <table:table-cell table:style-name="ce5" office:value-type="float" office:value="0.000000120001" calcext:value-type="float">
            <text:p>1.20E-07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string" calcext:value-type="string">
            <text:p>1x1</text:p>
          </table:table-cell>
          <table:table-cell office:value-type="float" office:value="827.368131" calcext:value-type="float">
            <text:p>827.368131</text:p>
          </table:table-cell>
          <table:table-cell table:formula="of:=[.$I$3]/[.J83]" office:value-type="float" office:value="4.33345190086854" calcext:value-type="float">
            <text:p>4.33345190086854</text:p>
          </table:table-cell>
          <table:table-cell table:style-name="ce5" office:value-type="float" office:value="0.0000000247687" calcext:value-type="float">
            <text:p>2.48E-08</text:p>
          </table:table-cell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5x15</text:p>
          </table:table-cell>
          <table:table-cell office:value-type="float" office:value="14.008777" calcext:value-type="float">
            <text:p>14.008777</text:p>
          </table:table-cell>
          <table:table-cell table:formula="of:=[.$B$3]/[.C84]" office:value-type="float" office:value="8.06208850351462" calcext:value-type="float">
            <text:p>8.06208850351462</text:p>
          </table:table-cell>
          <table:table-cell table:style-name="ce5" office:value-type="float" office:value="0.00000137327" calcext:value-type="float">
            <text:p>1.37E-06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string" calcext:value-type="string">
            <text:p>15x15</text:p>
          </table:table-cell>
          <table:table-cell office:value-type="float" office:value="405.382" calcext:value-type="float">
            <text:p>405.382</text:p>
          </table:table-cell>
          <table:table-cell table:formula="of:=[.$I$3]/[.J84]" office:value-type="float" office:value="8.84439861661347" calcext:value-type="float">
            <text:p>8.84439861661347</text:p>
          </table:table-cell>
          <table:table-cell table:style-name="ce5" office:value-type="float" office:value="0.0000000336154" calcext:value-type="float">
            <text:p>3.36E-08</text:p>
          </table:table-cell>
        </table:table-row>
        <table:table-row table:style-name="ro2">
          <table:table-cell office:value-type="string" calcext:value-type="string">
            <text:p>16 (srun –n <text:s/>16)</text:p>
          </table:table-cell>
          <table:table-cell office:value-type="string" calcext:value-type="string">
            <text:p>25x25</text:p>
          </table:table-cell>
          <table:table-cell office:value-type="float" office:value="14.461224" calcext:value-type="float">
            <text:p>14.461224</text:p>
          </table:table-cell>
          <table:table-cell table:formula="of:=[.$B$3]/[.C85]" office:value-type="float" office:value="7.80985067377423" calcext:value-type="float">
            <text:p>7.80985067377423</text:p>
          </table:table-cell>
          <table:table-cell table:style-name="ce5" office:value-type="float" office:value="0.0000019805" calcext:value-type="float">
            <text:p>1.98E-06</text:p>
          </table:table-cell>
          <table:table-cell table:number-columns-repeated="2"/>
          <table:table-cell office:value-type="string" calcext:value-type="string">
            <text:p>16 (srun –n <text:s/>16)</text:p>
          </table:table-cell>
          <table:table-cell office:value-type="string" calcext:value-type="string">
            <text:p>25x25</text:p>
          </table:table-cell>
          <table:table-cell office:value-type="float" office:value="437.604" calcext:value-type="float">
            <text:p>437.604</text:p>
          </table:table-cell>
          <table:table-cell table:formula="of:=[.$I$3]/[.J85]" office:value-type="float" office:value="8.19316094002797" calcext:value-type="float">
            <text:p>8.19316094002797</text:p>
          </table:table-cell>
          <table:table-cell table:style-name="ce5" office:value-type="float" office:value="0.0000000358948" calcext:value-type="float">
            <text:p>3.59E-08</text:p>
          </table:table-cell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50x50</text:p>
          </table:table-cell>
          <table:table-cell office:value-type="float" office:value="14.184903" calcext:value-type="float">
            <text:p>14.184903</text:p>
          </table:table-cell>
          <table:table-cell table:formula="of:=[.$B$3]/[.C86]" office:value-type="float" office:value="7.96198606363399" calcext:value-type="float">
            <text:p>7.96198606363399</text:p>
          </table:table-cell>
          <table:table-cell table:style-name="ce5" office:value-type="float" office:value="0.00000144815" calcext:value-type="float">
            <text:p>1.45E-06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string" calcext:value-type="string">
            <text:p>50x50</text:p>
          </table:table-cell>
          <table:table-cell office:value-type="float" office:value="465.604" calcext:value-type="float">
            <text:p>465.604</text:p>
          </table:table-cell>
          <table:table-cell table:formula="of:=[.$I$3]/[.J86]" office:value-type="float" office:value="7.70044930885474" calcext:value-type="float">
            <text:p>7.70044930885474</text:p>
          </table:table-cell>
          <table:table-cell table:style-name="ce5" office:value-type="float" office:value="0.0000000329621" calcext:value-type="float">
            <text:p>3.30E-08</text:p>
          </table:table-cell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75x75</text:p>
          </table:table-cell>
          <table:table-cell office:value-type="float" office:value="13.549082" calcext:value-type="float">
            <text:p>13.549082</text:p>
          </table:table-cell>
          <table:table-cell table:formula="of:=[.$B$3]/[.C87]" office:value-type="float" office:value="8.33562008112432" calcext:value-type="float">
            <text:p>8.33562008112432</text:p>
          </table:table-cell>
          <table:table-cell table:style-name="ce5" office:value-type="float" office:value="0.00000202107" calcext:value-type="float">
            <text:p>2.02E-06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string" calcext:value-type="string">
            <text:p>75x75</text:p>
          </table:table-cell>
          <table:table-cell office:value-type="float" office:value="467.381" calcext:value-type="float">
            <text:p>467.381</text:p>
          </table:table-cell>
          <table:table-cell table:formula="of:=[.$I$3]/[.J87]" office:value-type="float" office:value="7.67117191327846" calcext:value-type="float">
            <text:p>7.67117191327846</text:p>
          </table:table-cell>
          <table:table-cell table:style-name="ce5" office:value-type="float" office:value="0.0000000394683" calcext:value-type="float">
            <text:p>3.95E-08</text:p>
          </table:table-cell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00x100</text:p>
          </table:table-cell>
          <table:table-cell office:value-type="float" office:value="12.937833" calcext:value-type="float">
            <text:p>12.937833</text:p>
          </table:table-cell>
          <table:table-cell table:formula="of:=[.$B$3]/[.C88]" office:value-type="float" office:value="8.72943714762743" calcext:value-type="float">
            <text:p>8.72943714762743</text:p>
          </table:table-cell>
          <table:table-cell table:style-name="ce5" office:value-type="float" office:value="0.00000154249" calcext:value-type="float">
            <text:p>1.54E-06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string" calcext:value-type="string">
            <text:p>100x100</text:p>
          </table:table-cell>
          <table:table-cell/>
          <table:table-cell table:formula="of:=[.$I$3]/[.J88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Dynamic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Dynamic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Work Unit Size <text:s/>(rows x columns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Work Unit Size <text:s/>(rows x columns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x11</text:p>
          </table:table-cell>
          <table:table-cell office:value-type="float" office:value="31.750983" calcext:value-type="float">
            <text:p>31.750983</text:p>
          </table:table-cell>
          <table:table-cell table:formula="of:=[.$B$3]/[.C93]" office:value-type="float" office:value="3.55705522566026" calcext:value-type="float">
            <text:p>3.55705522566026</text:p>
          </table:table-cell>
          <table:table-cell table:style-name="ce5" office:value-type="float" office:value="0.00000103956" calcext:value-type="float">
            <text:p>1.04E-06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string" calcext:value-type="string">
            <text:p>1x11</text:p>
          </table:table-cell>
          <table:table-cell office:value-type="float" office:value="413.590018" calcext:value-type="float">
            <text:p>413.590018</text:p>
          </table:table-cell>
          <table:table-cell table:formula="of:=[.$I$3]/[.J93]" office:value-type="float" office:value="8.66887459551792" calcext:value-type="float">
            <text:p>8.66887459551792</text:p>
          </table:table-cell>
          <table:table-cell table:style-name="ce5" office:value-type="float" office:value="0.0000000486524" calcext:value-type="float">
            <text:p>4.87E-08</text:p>
          </table:table-cell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0x1</text:p>
          </table:table-cell>
          <table:table-cell office:value-type="float" office:value="37.412499" calcext:value-type="float">
            <text:p>37.412499</text:p>
          </table:table-cell>
          <table:table-cell table:formula="of:=[.$B$3]/[.C94]" office:value-type="float" office:value="3.01877722736458" calcext:value-type="float">
            <text:p>3.01877722736458</text:p>
          </table:table-cell>
          <table:table-cell table:style-name="ce5" office:value-type="float" office:value="0.000000517098" calcext:value-type="float">
            <text:p>5.17E-07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string" calcext:value-type="string">
            <text:p>10x1</text:p>
          </table:table-cell>
          <table:table-cell office:value-type="float" office:value="411.83595" calcext:value-type="float">
            <text:p>411.83595</text:p>
          </table:table-cell>
          <table:table-cell table:formula="of:=[.$I$3]/[.J94]" office:value-type="float" office:value="8.70579656778385" calcext:value-type="float">
            <text:p>8.70579656778385</text:p>
          </table:table-cell>
          <table:table-cell table:style-name="ce5" office:value-type="float" office:value="0.0000000648658" calcext:value-type="float">
            <text:p>6.49E-08</text:p>
          </table:table-cell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3x7</text:p>
          </table:table-cell>
          <table:table-cell office:value-type="float" office:value="15.366923" calcext:value-type="float">
            <text:p>15.366923</text:p>
          </table:table-cell>
          <table:table-cell table:formula="of:=[.$B$3]/[.C95]" office:value-type="float" office:value="7.34955202157257" calcext:value-type="float">
            <text:p>7.34955202157257</text:p>
          </table:table-cell>
          <table:table-cell table:style-name="ce5" office:value-type="float" office:value="0.00000226401" calcext:value-type="float">
            <text:p>2.26E-06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string" calcext:value-type="string">
            <text:p>13x7</text:p>
          </table:table-cell>
          <table:table-cell office:value-type="float" office:value="398.066819" calcext:value-type="float">
            <text:p>398.066819</text:p>
          </table:table-cell>
          <table:table-cell table:formula="of:=[.$I$3]/[.J95]" office:value-type="float" office:value="9.00693006517582" calcext:value-type="float">
            <text:p>9.00693006517582</text:p>
          </table:table-cell>
          <table:table-cell table:style-name="ce5" office:value-type="float" office:value="0.0000000396541" calcext:value-type="float">
            <text:p>3.97E-08</text:p>
          </table:table-cell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29x5</text:p>
          </table:table-cell>
          <table:table-cell office:value-type="float" office:value="15.644" calcext:value-type="float">
            <text:p>15.644</text:p>
          </table:table-cell>
          <table:table-cell table:formula="of:=[.$B$3]/[.C96]" office:value-type="float" office:value="7.21938123242138" calcext:value-type="float">
            <text:p>7.21938123242138</text:p>
          </table:table-cell>
          <table:table-cell table:style-name="ce5" office:value-type="float" office:value="0.00000118933" calcext:value-type="float">
            <text:p>1.19E-06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string" calcext:value-type="string">
            <text:p>29x5</text:p>
          </table:table-cell>
          <table:table-cell office:value-type="float" office:value="400.790564" calcext:value-type="float">
            <text:p>400.790564</text:p>
          </table:table-cell>
          <table:table-cell table:formula="of:=[.$I$3]/[.J96]" office:value-type="float" office:value="8.94571959034445" calcext:value-type="float">
            <text:p>8.94571959034445</text:p>
          </table:table-cell>
          <table:table-cell table:style-name="ce5" office:value-type="float" office:value="0.0000000390709" calcext:value-type="float">
            <text:p>3.91E-08</text:p>
          </table:table-cell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10x9</text:p>
          </table:table-cell>
          <table:table-cell office:value-type="float" office:value="13.725504" calcext:value-type="float">
            <text:p>13.725504</text:p>
          </table:table-cell>
          <table:table-cell table:formula="of:=[.$B$3]/[.C97]" office:value-type="float" office:value="8.2284774387884" calcext:value-type="float">
            <text:p>8.2284774387884</text:p>
          </table:table-cell>
          <table:table-cell table:style-name="ce5" office:value-type="float" office:value="0.00000199483" calcext:value-type="float">
            <text:p>1.99E-06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string" calcext:value-type="string">
            <text:p>110x9</text:p>
          </table:table-cell>
          <table:table-cell office:value-type="float" office:value="433.407533" calcext:value-type="float">
            <text:p>433.407533</text:p>
          </table:table-cell>
          <table:table-cell table:formula="of:=[.$I$3]/[.J97]" office:value-type="float" office:value="8.27249119364061" calcext:value-type="float">
            <text:p>8.27249119364061</text:p>
          </table:table-cell>
          <table:table-cell table:style-name="ce5" office:value-type="float" office:value="0.0000000408301" calcext:value-type="float">
            <text:p>4.08E-08</text:p>
          </table:table-cell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x70</text:p>
          </table:table-cell>
          <table:table-cell office:value-type="float" office:value="16.945415" calcext:value-type="float">
            <text:p>16.945415</text:p>
          </table:table-cell>
          <table:table-cell table:formula="of:=[.$B$3]/[.C98]" office:value-type="float" office:value="6.66492971697654" calcext:value-type="float">
            <text:p>6.66492971697654</text:p>
          </table:table-cell>
          <table:table-cell table:style-name="ce5" office:value-type="float" office:value="0.0000011341" calcext:value-type="float">
            <text:p>1.13E-06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string" calcext:value-type="string">
            <text:p>1x70</text:p>
          </table:table-cell>
          <table:table-cell office:value-type="float" office:value="398.639064" calcext:value-type="float">
            <text:p>398.639064</text:p>
          </table:table-cell>
          <table:table-cell table:formula="of:=[.$I$3]/[.J98]" office:value-type="float" office:value="8.99400064816528" calcext:value-type="float">
            <text:p>8.99400064816528</text:p>
          </table:table-cell>
          <table:table-cell table:style-name="ce5" office:value-type="float" office:value="0.000000224024" calcext:value-type="float">
            <text:p>2.24E-07</text:p>
          </table:table-cell>
        </table:table-row>
        <table:table-row table:style-name="ro2">
          <table:table-cell office:value-type="string" calcext:value-type="string">
            <text:p>36 (srun –n 36)</text:p>
          </table:table-cell>
          <table:table-cell office:value-type="string" calcext:value-type="string">
            <text:p>1x11</text:p>
          </table:table-cell>
          <table:table-cell office:value-type="float" office:value="46.006628" calcext:value-type="float">
            <text:p>46.006628</text:p>
          </table:table-cell>
          <table:table-cell table:formula="of:=[.$B$3]/[.C99]" office:value-type="float" office:value="2.45486367746839" calcext:value-type="float">
            <text:p>2.45486367746839</text:p>
          </table:table-cell>
          <table:table-cell table:style-name="ce5" office:value-type="float" office:value="0.000000323892" calcext:value-type="float">
            <text:p>3.24E-07</text:p>
          </table:table-cell>
          <table:table-cell table:number-columns-repeated="2"/>
          <table:table-cell office:value-type="string" calcext:value-type="string">
            <text:p>36 (srun –n 36)</text:p>
          </table:table-cell>
          <table:table-cell office:value-type="string" calcext:value-type="string">
            <text:p>1x11</text:p>
          </table:table-cell>
          <table:table-cell office:value-type="float" office:value="200.744511" calcext:value-type="float">
            <text:p>200.744511</text:p>
          </table:table-cell>
          <table:table-cell table:formula="of:=[.$I$3]/[.J99]" office:value-type="float" office:value="17.8603139988221" calcext:value-type="float">
            <text:p>17.8603139988221</text:p>
          </table:table-cell>
          <table:table-cell table:style-name="ce5" office:value-type="float" office:value="0.0000000913997" calcext:value-type="float">
            <text:p>9.14E-08</text:p>
          </table:table-cell>
        </table:table-row>
        <table:table-row table:style-name="ro2">
          <table:table-cell office:value-type="string" calcext:value-type="string">
            <text:p>36 (srun –n 36)</text:p>
          </table:table-cell>
          <table:table-cell office:value-type="string" calcext:value-type="string">
            <text:p>10x1</text:p>
          </table:table-cell>
          <table:table-cell office:value-type="float" office:value="49.738474" calcext:value-type="float">
            <text:p>49.738474</text:p>
          </table:table-cell>
          <table:table-cell table:formula="of:=[.$B$3]/[.C100]" office:value-type="float" office:value="2.27067682052328" calcext:value-type="float">
            <text:p>2.27067682052328</text:p>
          </table:table-cell>
          <table:table-cell table:style-name="ce5" office:value-type="float" office:value="0.000000308316" calcext:value-type="float">
            <text:p>3.08E-07</text:p>
          </table:table-cell>
          <table:table-cell table:number-columns-repeated="2"/>
          <table:table-cell office:value-type="string" calcext:value-type="string">
            <text:p>36 (srun –n 36)</text:p>
          </table:table-cell>
          <table:table-cell office:value-type="string" calcext:value-type="string">
            <text:p>10x1</text:p>
          </table:table-cell>
          <table:table-cell table:style-name="ce7" office:value-type="float" office:value="240.473929" calcext:value-type="float">
            <text:p>240.473929</text:p>
          </table:table-cell>
          <table:table-cell table:formula="of:=[.$I$3]/[.J100]" office:value-type="float" office:value="14.9095580336278" calcext:value-type="float">
            <text:p>14.9095580336278</text:p>
          </table:table-cell>
          <table:table-cell table:style-name="ce8" office:value-type="float" office:value="0.0000000839637" calcext:value-type="float">
            <text:p>8.40E-08</text:p>
          </table:table-cell>
        </table:table-row>
        <table:table-row table:style-name="ro2">
          <table:table-cell office:value-type="string" calcext:value-type="string">
            <text:p>36 (srun –n 36)</text:p>
          </table:table-cell>
          <table:table-cell office:value-type="string" calcext:value-type="string">
            <text:p>13x7</text:p>
          </table:table-cell>
          <table:table-cell office:value-type="float" office:value="8.391038" calcext:value-type="float">
            <text:p>8.391038</text:p>
          </table:table-cell>
          <table:table-cell table:formula="of:=[.$B$3]/[.C101]" office:value-type="float" office:value="13.459598204656" calcext:value-type="float">
            <text:p>13.459598204656</text:p>
          </table:table-cell>
          <table:table-cell table:style-name="ce5" office:value-type="float" office:value="0.00000317843" calcext:value-type="float">
            <text:p>3.18E-06</text:p>
          </table:table-cell>
          <table:table-cell table:number-columns-repeated="2"/>
          <table:table-cell office:value-type="string" calcext:value-type="string">
            <text:p>36 (srun –n 36)</text:p>
          </table:table-cell>
          <table:table-cell office:value-type="string" calcext:value-type="string">
            <text:p>13x7</text:p>
          </table:table-cell>
          <table:table-cell office:value-type="float" office:value="176.628648" calcext:value-type="float">
            <text:p>176.628648</text:p>
          </table:table-cell>
          <table:table-cell table:formula="of:=[.$I$3]/[.J101]" office:value-type="float" office:value="20.2988588804688" calcext:value-type="float">
            <text:p>20.2988588804688</text:p>
          </table:table-cell>
          <table:table-cell table:style-name="ce5" office:value-type="float" office:value="0.0000000900853" calcext:value-type="float">
            <text:p>9.01E-08</text:p>
          </table:table-cell>
        </table:table-row>
        <table:table-row table:style-name="ro2">
          <table:table-cell office:value-type="string" calcext:value-type="string">
            <text:p>36 (srun –n 36)</text:p>
          </table:table-cell>
          <table:table-cell office:value-type="string" calcext:value-type="string">
            <text:p>29x5</text:p>
          </table:table-cell>
          <table:table-cell office:value-type="float" office:value="8.282493" calcext:value-type="float">
            <text:p>8.282493</text:p>
          </table:table-cell>
          <table:table-cell table:formula="of:=[.$B$3]/[.C102]" office:value-type="float" office:value="13.6359909993283" calcext:value-type="float">
            <text:p>13.6359909993283</text:p>
          </table:table-cell>
          <table:table-cell table:style-name="ce5" office:value-type="float" office:value="0.00000233278" calcext:value-type="float">
            <text:p>2.33E-06</text:p>
          </table:table-cell>
          <table:table-cell table:number-columns-repeated="2"/>
          <table:table-cell office:value-type="string" calcext:value-type="string">
            <text:p>36 (srun –n 36)</text:p>
          </table:table-cell>
          <table:table-cell office:value-type="string" calcext:value-type="string">
            <text:p>29x5</text:p>
          </table:table-cell>
          <table:table-cell office:value-type="float" office:value="181.390137" calcext:value-type="float">
            <text:p>181.390137</text:p>
          </table:table-cell>
          <table:table-cell table:formula="of:=[.$I$3]/[.J102]" office:value-type="float" office:value="19.7660140694419" calcext:value-type="float">
            <text:p>19.7660140694419</text:p>
          </table:table-cell>
          <table:table-cell table:style-name="ce5" office:value-type="float" office:value="0.0000000915868" calcext:value-type="float">
            <text:p>9.16E-08</text:p>
          </table:table-cell>
        </table:table-row>
        <table:table-row table:style-name="ro2">
          <table:table-cell office:value-type="string" calcext:value-type="string">
            <text:p>36 (srun –n 36)</text:p>
          </table:table-cell>
          <table:table-cell office:value-type="string" calcext:value-type="string">
            <text:p>110x9</text:p>
          </table:table-cell>
          <table:table-cell office:value-type="float" office:value="6.520702" calcext:value-type="float">
            <text:p>6.520702</text:p>
          </table:table-cell>
          <table:table-cell table:formula="of:=[.$B$3]/[.C103]" office:value-type="float" office:value="17.3202210436852" calcext:value-type="float">
            <text:p>17.3202210436852</text:p>
          </table:table-cell>
          <table:table-cell table:style-name="ce5" office:value-type="float" office:value="0.00000419423" calcext:value-type="float">
            <text:p>4.19E-06</text:p>
          </table:table-cell>
          <table:table-cell table:number-columns-repeated="2"/>
          <table:table-cell office:value-type="string" calcext:value-type="string">
            <text:p>36 (srun –n 36)</text:p>
          </table:table-cell>
          <table:table-cell office:value-type="string" calcext:value-type="string">
            <text:p>110x9</text:p>
          </table:table-cell>
          <table:table-cell office:value-type="float" office:value="214.380151" calcext:value-type="float">
            <text:p>214.380151</text:p>
          </table:table-cell>
          <table:table-cell table:formula="of:=[.$I$3]/[.J103]" office:value-type="float" office:value="16.7243095187483" calcext:value-type="float">
            <text:p>16.7243095187483</text:p>
          </table:table-cell>
          <table:table-cell table:style-name="ce5" office:value-type="float" office:value="0.0000000929888" calcext:value-type="float">
            <text:p>9.30E-08</text:p>
          </table:table-cell>
        </table:table-row>
        <table:table-row table:style-name="ro2">
          <table:table-cell office:value-type="string" calcext:value-type="string">
            <text:p>36 (srun –n 36)</text:p>
          </table:table-cell>
          <table:table-cell office:value-type="string" calcext:value-type="string">
            <text:p>1x70</text:p>
          </table:table-cell>
          <table:table-cell office:value-type="float" office:value="10.134618" calcext:value-type="float">
            <text:p>10.134618</text:p>
          </table:table-cell>
          <table:table-cell table:formula="of:=[.$B$3]/[.C104]" office:value-type="float" office:value="11.143981943868" calcext:value-type="float">
            <text:p>11.143981943868</text:p>
          </table:table-cell>
          <table:table-cell table:style-name="ce5" office:value-type="float" office:value="0.00000222819" calcext:value-type="float">
            <text:p>2.23E-06</text:p>
          </table:table-cell>
          <table:table-cell table:number-columns-repeated="2"/>
          <table:table-cell office:value-type="string" calcext:value-type="string">
            <text:p>36 (srun –n 36)</text:p>
          </table:table-cell>
          <table:table-cell office:value-type="string" calcext:value-type="string">
            <text:p>1x70</text:p>
          </table:table-cell>
          <table:table-cell office:value-type="float" office:value="172.040598" calcext:value-type="float">
            <text:p>172.040598</text:p>
          </table:table-cell>
          <table:table-cell table:formula="of:=[.$I$3]/[.J104]" office:value-type="float" office:value="20.8401972655315" calcext:value-type="float">
            <text:p>20.8401972655315</text:p>
          </table:table-cell>
          <table:table-cell table:style-name="ce5" office:value-type="float" office:value="0.000000105805" calcext:value-type="float">
            <text:p>1.06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0:13:36.761037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6T08:54:48.291076284</meta:creation-date>
    <dc:date>2020-04-15T10:36:47.670476821</dc:date>
    <meta:editing-duration>PT8H53M19S</meta:editing-duration>
    <meta:editing-cycles>22</meta:editing-cycles>
    <meta:generator>LibreOffice/6.3.5.2$Linux_X86_64 LibreOffice_project/30$Build-2</meta:generator>
    <meta:document-statistic meta:table-count="1" meta:cell-count="758" meta:object-count="0"/>
  </office:meta>
</office:document-meta>
</file>